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803cm"/>
    </style:style>
    <style:style style:name="co3" style:family="table-column">
      <style:table-column-properties fo:break-before="auto" style:column-width="4.606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985cm"/>
    </style:style>
    <style:style style:name="co8" style:family="table-column">
      <style:table-column-properties fo:break-before="auto" style:column-width="2.628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Selenographic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Selenographic2"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Selenographic coordinates 2</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reenwich date (day)</text:p>
          </table:table-cell>
          <table:table-cell table:style-name="ce5" office:value-type="float" office:value="1">
            <text:p>1</text:p>
          </table:table-cell>
          <table:table-cell table:number-columns-repeated="2"/>
          <table:table-cell table:style-name="ce3" office:value-type="string">
            <text:p>Output</text:p>
          </table:table-cell>
          <table:table-cell table:style-name="ce5" office:value-type="string">
            <text:p>sub-solar longitude</text:p>
          </table:table-cell>
          <table:table-cell table:style-name="ce5" table:formula="of:=ROUND([.C27];2)" office:value-type="float" office:value="6.81">
            <text:p>6.81</text:p>
          </table:table-cell>
          <table:table-cell office:value-type="string">
            <text:p>=ROUND(C27,2)</text:p>
          </table:table-cell>
          <table:table-cell table:style-name="ce4" table:number-columns-repeated="2"/>
          <table:table-cell table:number-columns-repeated="1013"/>
        </table:table-row>
        <table:table-row table:style-name="ro2">
          <table:table-cell table:style-name="ce3"/>
          <table:table-cell table:style-name="ce5" office:value-type="string">
            <text:p>Greenwich date (month)</text:p>
          </table:table-cell>
          <table:table-cell table:style-name="ce5" office:value-type="float" office:value="5">
            <text:p>5</text:p>
          </table:table-cell>
          <table:table-cell table:number-columns-repeated="2"/>
          <table:table-cell table:style-name="ce3"/>
          <table:table-cell table:style-name="ce5" office:value-type="string">
            <text:p>sub-solar colongitude</text:p>
          </table:table-cell>
          <table:table-cell table:style-name="ce5" table:formula="of:=ROUND([.C28];2)" office:value-type="float" office:value="83.19">
            <text:p>83.19</text:p>
          </table:table-cell>
          <table:table-cell office:value-type="string">
            <text:p>=ROUND(C28,2)</text:p>
          </table:table-cell>
          <table:table-cell table:style-name="ce4" table:number-columns-repeated="2"/>
          <table:table-cell table:number-columns-repeated="1013"/>
        </table:table-row>
        <table:table-row table:style-name="ro2">
          <table:table-cell table:style-name="ce4"/>
          <table:table-cell table:style-name="ce5" office:value-type="string">
            <text:p>Greenwich date (year)</text:p>
          </table:table-cell>
          <table:table-cell table:style-name="ce5" office:value-type="float" office:value="1988">
            <text:p>1988</text:p>
          </table:table-cell>
          <table:table-cell/>
          <table:table-cell table:style-name="ce4" table:number-columns-repeated="2"/>
          <table:table-cell table:style-name="ce5" office:value-type="string">
            <text:p>sub-solar latitude</text:p>
          </table:table-cell>
          <table:table-cell table:style-name="ce5" table:formula="of:=ROUND([.C22];2)" office:value-type="float" office:value="1.19">
            <text:p>1.19</text:p>
          </table:table-cell>
          <table:table-cell office:value-type="string">
            <text:p>=ROUND(C22,2)</text:p>
          </table:table-cell>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Julian date (days)</text:p>
          </table:table-cell>
          <table:table-cell table:style-name="ce7" table:formula="of:=CDJD([.C3];[.C4];[.C5])" office:value-type="float" office:value="2447282.5">
            <text:p>2447282.5000000</text:p>
          </table:table-cell>
          <table:table-cell office:value-type="string">
            <text:p>=CDJD(C3,C4,C5)</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2">
            <text:p>2</text:p>
          </table:table-cell>
          <table:table-cell table:style-name="ce6" office:value-type="string">
            <text:p>T<text:span text:style-name="T1"> (centuries)</text:span></text:p>
          </table:table-cell>
          <table:table-cell table:style-name="ce7" table:formula="of:=([.C7]-2451545)/36525" office:value-type="float" office:value="-0.116700889801506">
            <text:p>-0.1167009</text:p>
          </table:table-cell>
          <table:table-cell office:value-type="string">
            <text:p>=(C7-2451545)/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long asc node (deg)</text:p>
          </table:table-cell>
          <table:table-cell table:style-name="ce7" table:formula="of:=125.044522-1934.136261*[.C8]" office:value-type="float" office:value="350.759944656058">
            <text:p>350.7599447</text:p>
          </table:table-cell>
          <table:table-cell office:value-type="string">
            <text:p>=125.044522-1934.136261*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6" office:value-type="string">
            <text:p>F</text:p>
          </table:table-cell>
          <table:table-cell table:style-name="ce7" table:formula="of:=93.27191+483202.0175*[.C8]" office:value-type="float" office:value="-56296.8334861328">
            <text:p>-56296.8334861</text:p>
          </table:table-cell>
          <table:table-cell office:value-type="string">
            <text:p>=93.27191+483202.0175*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6" office:value-type="string">
            <text:p>F</text:p>
          </table:table-cell>
          <table:table-cell table:style-name="ce7" table:formula="of:=[.C10]-360*INT([.C10]/360)" office:value-type="float" office:value="223.166513867211">
            <text:p>223.1665139</text:p>
          </table:table-cell>
          <table:table-cell office:value-type="string">
            <text:p>=C10-360*INT(C10/3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Sun geocentric long (deg)</text:p>
          </table:table-cell>
          <table:table-cell table:style-name="ce7" table:formula="of:=SUNLONG(0;0;0;0;0;[.C3];[.C4];[.C5])" office:value-type="float" office:value="40.8426334291882">
            <text:p>40.8426334</text:p>
          </table:table-cell>
          <table:table-cell office:value-type="string">
            <text:p>=SunLong(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Moon equ hor parallax (arc min)</text:p>
          </table:table-cell>
          <table:table-cell table:style-name="ce8" table:formula="of:=MOONHP(0;0;0;0;0;[.C3];[.C4];[.C5])*60" office:value-type="float" office:value="55.9523852155183">
            <text:p>55.9523852</text:p>
          </table:table-cell>
          <table:table-cell office:value-type="string">
            <text:p>=MoonHP(0,0,0,0,0,C3,C4,C5)*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Sun-Earth dist (AU)</text:p>
          </table:table-cell>
          <table:table-cell table:style-name="ce8" table:formula="of:=SUNDIST(0;0;0;0;0;[.C3];[.C4];[.C5])" office:value-type="float" office:value="1.00760326028192">
            <text:p>1.0076033</text:p>
          </table:table-cell>
          <table:table-cell office:value-type="string">
            <text:p>=SunDist(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geocentric Moon lat (rad)</text:p>
          </table:table-cell>
          <table:table-cell table:style-name="ce7" table:formula="of:=RADIANS(MOONLAT(0;0;0;0;0;[.C3];[.C4];[.C5]))" office:value-type="float" office:value="-0.0538385351518007">
            <text:p>-0.0538385</text:p>
          </table:table-cell>
          <table:table-cell office:value-type="string">
            <text:p>=RADIANS(MoonLat(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geocentric Moon long (deg)</text:p>
          </table:table-cell>
          <table:table-cell table:style-name="ce7" table:formula="of:=MOONLONG(0;0;0;0;0;[.C3];[.C4];[.C5])" office:value-type="float" office:value="209.11752818181">
            <text:p>209.1175282</text:p>
          </table:table-cell>
          <table:table-cell office:value-type="string">
            <text:p>=MoonLong(0,0,0,0,0,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4" office:value-type="string">
            <text:p>adjusted Moon long (deg)</text:p>
          </table:table-cell>
          <table:table-cell table:style-name="ce8" table:formula="of:=[.C12]+180+(26.4*COS([.C15])*SIN(RADIANS([.C12]-[.C16]))/([.C13]*[.C14]))" office:value-type="float" office:value="220.747611321128">
            <text:p>220.7476113</text:p>
          </table:table-cell>
          <table:table-cell office:value-type="string">
            <text:p>=C12+180+(26.4*COS(C15)*SIN(RADIANS(C12-C16))/(C13*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adjusted Moon lat (rad)</text:p>
          </table:table-cell>
          <table:table-cell table:style-name="ce8" table:formula="of:=0.14666*[.C15]/([.C13]*[.C14])" office:value-type="float" office:value="-0.000140054396555572">
            <text:p>-0.0001401</text:p>
          </table:table-cell>
          <table:table-cell office:value-type="string">
            <text:p>=0.14666*C15/(C13*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inclination (rad)</text:p>
          </table:table-cell>
          <table:table-cell table:style-name="ce7" table:formula="of:=RADIANS(DMSDD(1;32;32.7))" office:value-type="float" office:value="0.0269202492709692">
            <text:p>0.0269202</text:p>
          </table:table-cell>
          <table:table-cell office:value-type="string">
            <text:p>=RADIANS(DMSdd(1,32,32.7))</text:p>
          </table:table-cell>
          <table:table-cell table:number-columns-repeated="1020"/>
        </table:table-row>
        <table:table-row table:style-name="ro2">
          <table:table-cell table:style-name="ce4" office:value-type="float" office:value="14">
            <text:p>14</text:p>
          </table:table-cell>
          <table:table-cell table:style-name="ce4" office:value-type="string">
            <text:p>node-long (rad)</text:p>
          </table:table-cell>
          <table:table-cell table:style-name="ce7" table:formula="of:=RADIANS([.C9]-[.C17])" office:value-type="float" office:value="2.2691432848949">
            <text:p>2.2691433</text:p>
          </table:table-cell>
          <table:table-cell office:value-type="string">
            <text:p>=RADIANS(C9-C17)</text:p>
          </table:table-cell>
          <table:table-cell table:number-columns-repeated="1020"/>
        </table:table-row>
        <table:table-row table:style-name="ro2">
          <table:table-cell table:style-name="ce4" office:value-type="float" office:value="15">
            <text:p>15</text:p>
          </table:table-cell>
          <table:table-cell table:style-name="ce4" office:value-type="string">
            <text:p>sin(bs) </text:p>
          </table:table-cell>
          <table:table-cell table:style-name="ce7" table:formula="of:=-COS([.C19])*SIN([.C18])+SIN([.C19])*COS([.C18])*SIN([.C20])" office:value-type="float" office:value="0.0207558952529365">
            <text:p>0.0207559</text:p>
          </table:table-cell>
          <table:table-cell office:value-type="string">
            <text:p>=-COS(C19)*SIN(C18)+SIN(C19)*COS(C18)*SIN(C20)</text:p>
          </table:table-cell>
          <table:table-cell table:number-columns-repeated="1020"/>
        </table:table-row>
        <table:table-row table:style-name="ro2">
          <table:table-cell table:style-name="ce4" office:value-type="float" office:value="16">
            <text:p>16</text:p>
          </table:table-cell>
          <table:table-cell table:style-name="ce4" office:value-type="string">
            <text:p>sub-solar lat (deg)</text:p>
          </table:table-cell>
          <table:table-cell table:style-name="ce7" table:formula="of:=DEGREES(ASIN([.C21]))" office:value-type="float" office:value="1.18931060236054">
            <text:p>1.1893106</text:p>
          </table:table-cell>
          <table:table-cell office:value-type="string">
            <text:p>=DEGREES(ASIN(C21))</text:p>
          </table:table-cell>
          <table:table-cell table:number-columns-repeated="1020"/>
        </table:table-row>
        <table:table-row table:style-name="ro3">
          <table:table-cell table:style-name="ce4" office:value-type="float" office:value="17">
            <text:p>17</text:p>
          </table:table-cell>
          <table:table-cell table:style-name="ce6" office:value-type="string">
            <text:p>A<text:span text:style-name="T1"> (rad)</text:span></text:p>
          </table:table-cell>
          <table:table-cell table:style-name="ce7" table:formula="of:=ATAN2(COS([.C18])*COS([.C20]);-SIN([.C18])*SIN([.C19])-COS([.C18])*COS([.C19])*SIN([.C20]))" office:value-type="float" office:value="-2.26932417294529">
            <text:p>-2.2693242</text:p>
          </table:table-cell>
          <table:table-cell office:value-type="string">
            <text:p>=ATAN2(COS(C18)*COS(C20),-SIN(C18)*SIN(C19)-COS(C18)*COS(C19)*SIN(C20))</text:p>
          </table:table-cell>
          <table:table-cell table:number-columns-repeated="1020"/>
        </table:table-row>
        <table:table-row table:style-name="ro3">
          <table:table-cell table:style-name="ce4" office:value-type="float" office:value="18">
            <text:p>18</text:p>
          </table:table-cell>
          <table:table-cell table:style-name="ce6" office:value-type="string">
            <text:p>A<text:span text:style-name="T1"> (deg)</text:span></text:p>
          </table:table-cell>
          <table:table-cell table:style-name="ce7" table:formula="of:=DEGREES([.C23])" office:value-type="float" office:value="-130.022697456781">
            <text:p>-130.0226975</text:p>
          </table:table-cell>
          <table:table-cell office:value-type="string">
            <text:p>=DEGREES(C23)</text:p>
          </table:table-cell>
          <table:table-cell table:number-columns-repeated="1020"/>
        </table:table-row>
        <table:table-row table:style-name="ro2">
          <table:table-cell table:style-name="ce4" office:value-type="float" office:value="19">
            <text:p>19</text:p>
          </table:table-cell>
          <table:table-cell table:style-name="ce4" office:value-type="string">
            <text:p>sub-solar long (deg)</text:p>
          </table:table-cell>
          <table:table-cell table:style-name="ce7" table:formula="of:=[.C24]-[.C11]" office:value-type="float" office:value="-353.189211323992">
            <text:p>-353.1892113</text:p>
          </table:table-cell>
          <table:table-cell table:style-name="ce10" office:value-type="string">
            <text:p>=C24-C11</text:p>
          </table:table-cell>
          <table:table-cell table:style-name="ce4" table:number-columns-repeated="4"/>
          <table:table-cell table:style-name="ce11"/>
          <table:table-cell table:style-name="ce4" table:number-columns-repeated="1015"/>
        </table:table-row>
        <table:table-row table:style-name="ro2">
          <table:table-cell table:style-name="ce4" office:value-type="float" office:value="20">
            <text:p>20</text:p>
          </table:table-cell>
          <table:table-cell table:style-name="ce4" office:value-type="string">
            <text:p>sub-solar long (deg)</text:p>
          </table:table-cell>
          <table:table-cell table:style-name="ce7" table:formula="of:=[.C25]-360*INT([.C25]/360)" office:value-type="float" office:value="6.81078867600826">
            <text:p>6.8107887</text:p>
          </table:table-cell>
          <table:table-cell table:style-name="ce10" office:value-type="string">
            <text:p>=C25-360*INT(C25/360)</text:p>
          </table:table-cell>
          <table:table-cell table:style-name="ce4" table:number-columns-repeated="4"/>
          <table:table-cell table:style-name="ce11"/>
          <table:table-cell table:style-name="ce4" table:number-columns-repeated="1015"/>
        </table:table-row>
        <table:table-row table:style-name="ro2">
          <table:table-cell table:style-name="ce4" office:value-type="float" office:value="21">
            <text:p>21</text:p>
          </table:table-cell>
          <table:table-cell table:style-name="ce4" office:value-type="string">
            <text:p>sub-solar long (deg)</text:p>
          </table:table-cell>
          <table:table-cell table:style-name="ce7" table:formula="of:=IF([.C26]&gt;180;[.C26]-360;[.C26])" office:value-type="float" office:value="6.81078867600826">
            <text:p>6.8107887</text:p>
          </table:table-cell>
          <table:table-cell table:style-name="ce10" office:value-type="string">
            <text:p>=IF(C26&gt;180,C26-360,C26)</text:p>
          </table:table-cell>
          <table:table-cell table:style-name="ce4" table:number-columns-repeated="4"/>
          <table:table-cell table:style-name="ce11"/>
          <table:table-cell table:style-name="ce4" table:number-columns-repeated="1015"/>
        </table:table-row>
        <table:table-row table:style-name="ro2">
          <table:table-cell table:style-name="ce4" office:value-type="float" office:value="22">
            <text:p>22</text:p>
          </table:table-cell>
          <table:table-cell table:style-name="ce4" office:value-type="string">
            <text:p>sub-solar colong (deg)</text:p>
          </table:table-cell>
          <table:table-cell table:style-name="ce7" table:formula="of:=90-[.C27]" office:value-type="float" office:value="83.1892113239917">
            <text:p>83.1892113</text:p>
          </table:table-cell>
          <table:table-cell table:style-name="ce10" office:value-type="string">
            <text:p>=90-C27</text:p>
          </table:table-cell>
          <table:table-cell table:style-name="ce4" table:number-columns-repeated="4"/>
          <table:table-cell table:style-name="ce11"/>
          <table:table-cell table:style-name="ce4" table:number-columns-repeated="1015"/>
        </table:table-row>
        <table:table-row table:style-name="ro2" table:number-rows-repeated="5">
          <table:table-cell table:style-name="ce4" table:number-columns-repeated="3"/>
          <table:table-cell table:style-name="ce10"/>
          <table:table-cell table:style-name="ce4" table:number-columns-repeated="4"/>
          <table:table-cell table:style-name="ce11"/>
          <table:table-cell table:style-name="ce4" table:number-columns-repeated="1015"/>
        </table:table-row>
        <table:table-row table:style-name="ro2">
          <table:table-cell table:style-name="ce4" table:number-columns-repeated="3"/>
          <table:table-cell table:style-name="ce11"/>
          <table:table-cell table:style-name="ce4" table:number-columns-repeated="4"/>
          <table:table-cell table:style-name="ce11"/>
          <table:table-cell table:style-name="ce4" table:number-columns-repeated="1015"/>
        </table:table-row>
        <table:table-row table:style-name="ro2" table:number-rows-repeated="4">
          <table:table-cell table:style-name="ce4" table:number-columns-repeated="3"/>
          <table:table-cell table:number-columns-repeated="1021"/>
        </table:table-row>
        <table:table-row table:style-name="ro2" table:number-rows-repeated="6549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3:53</text:time></text:p>
        </style:region-right>
      </style:header>
      <style:header-left style:display="false"/>
      <style:footer>
        <text:p>Page <text:page-number>1</text:page-number> / <text:page-count>99</text:page-count></text:p>
      </style:footer>
      <style:footer-left style:display="false"/>
    </style:master-page>
    <style:master-page style:name="PageStyle_5f_Selenographic2" style:display-name="PageStyle_Selenographic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3:53.89</dc:date>
    <meta:generator>OpenOffice.org/3.3$Win32 OpenOffice.org_project/330m20$Build-9567</meta:generator>
    <meta:editing-duration>PT59S</meta:editing-duration>
    <meta:editing-cycles>2</meta:editing-cycles>
    <meta:document-statistic meta:table-count="1" meta:cell-count="10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Module1.xml><?xml version="1.0" encoding="utf-8"?>
<!DOCTYPE module  PUBLIC '-//OpenOffice.org//DTD OfficeDocument 1.0//EN'  'module.dtd'>
<script:module xmlns:script="http://openoffice.org/2000/script" script:name="Module1" script:language="StarBasic">Rem Attribute VBA_ModuleType=VBAModule
Sub Module1
Rem Sub Macro1()
Rem '
Rem ' Macro1 Macro
Rem ' Macro recorded 09/06/2009 by Peter Duffett-Smith
Rem '
Rem ' Keyboard Shortcut: Ctrl+a
Rem '
Rem     Application.CommandBars("Stop Recording").Visible = False
Rem     Range("D8").Select
Rem     ActiveCell.FormulaR1C1 = "'=(C7-2451545)/36525"
Rem     Range("D9").Select
Rem     ActiveCell.FormulaR1C1 = "'=125.044522-1934.136261*C8"
Rem     Range("D10").Select
Rem     ActiveCell.FormulaR1C1 = "'=93.27191+483202.0175*C8"
Rem     Range("D11").Select
Rem     ActiveCell.FormulaR1C1 = "'=C10-360*INT(C10/360)"
Rem     Range("D12").Select
Rem     ActiveCell.FormulaR1C1 = "'=MoonLong(0,0,0,0,0,C3,C4,C5)"
Rem     Range("D13").Select
Rem     ActiveCell.FormulaR1C1 = "'=RADIANS(MoonLat(0,0,0,0,0,C3,C4,C5))"
Rem     Range("D14").Select
Rem     ActiveCell.FormulaR1C1 = "'=RADIANS(DMSdd(1,32,32.7))"
Rem     Range("D15").Select
Rem     ActiveCell.FormulaR1C1 = "'=RADIANS(C9-C12)"
Rem     Range("D16").Select
Rem     ActiveCell.FormulaR1C1 = "'=-COS(C14)*SIN(C13)+SIN(C14)*COS(C13)*SIN(C15)"
Rem     Range("D17").Select
Rem     ActiveCell.FormulaR1C1 = "'=DEGREES(ASIN(C16))"
Rem     Range("D18").Select
Rem     ActiveCell.FormulaR1C1 = _
Rem         "'=ATAN2(COS(C13)*COS(C15),-SIN(C13)*SIN(C14)-COS(C13)*COS(C14)*SIN(C15))"
Rem     Range("D19").Select
Rem     ActiveCell.FormulaR1C1 = "'=DEGREES(C18)"
Rem     Range("D20").Select
Rem     ActiveCell.FormulaR1C1 = "'=C19-C11"
Rem     Range("D21").Select
Rem     ActiveCell.FormulaR1C1 = "'=C20-360*INT(C20/360)"
Rem     Range("D22").Select
Rem     ActiveCell.FormulaR1C1 = "'=IF(C21&gt;180,C21-360,C21)"
Rem     Range("D23").Select
Rem     ActiveCell.FormulaR1C1 = _
Rem         "'=ATAN(COS(C15)*SIN(C14)/(COS(C13)*COS(C14)+SIN(C13)*SIN(C14)*SIN(C15)))"
Rem     Range("D24").Select
Rem     ActiveCell.FormulaR1C1 = "'=RADIANS(obliq(C3,C4,C5))"
Rem     Range("D25").Select
Rem     ActiveCell.FormulaR1C1 = _
Rem         "'=ATAN(SIN(C24)*COS(RADIANS(C12))/(SIN(C24)*SIN(C13)*SIN(RADIANS(C12))-COS(C24)*COS(C13)))"
Rem     Range("D26").Select
Rem     ActiveCell.FormulaR1C1 = "'=DEGREES(C23+C25)"
Rem     Range("D27").Select
Rem     ActiveCell.FormulaR1C1 = "'=SunLong(0,0,0,0,0,C3,C4,C5)"
Rem     Range("D28").Select
Rem     ActiveCell.FormulaR1C1 = "'=MoonHP(0,0,0,0,0,C3,C4,C5)*60"
Rem     Range("D29").Select
Rem     ActiveCell.FormulaR1C1 = "'=SunDist(0,0,0,0,0,C3,C4,C5)"
Rem     Range("C30").Select
Rem     ChDir _
Rem         "C:\Documents and Settings\Peter Duffett-Smith\My Documents\Popular astronomy\PAWYC - fourth edition\Chapter 5"
Rem     ActiveWorkbook.SaveAs Filename:= _
Rem         "C:\Documents and Settings\Peter Duffett-Smith\My Documents\Popular astronomy\PAWYC - fourth edition\Chapter 5\Selenographic1.xls" _
Rem         , FileFormat:=xlNormal, Password:="", WriteResPassword:="", _
Rem         ReadOnlyRecommended:=False, CreateBackup:=False
Rem     ActiveWorkbook.SaveAs Filename:= _
Rem         "C:\Documents and Settings\Peter Duffett-Smith\My Documents\Popular astronomy\PAWYC - fourth edition\Chapter 5\Selenographic2.xls" _
Rem         , FileFormat:=xlNormal, Password:="", WriteResPassword:="", _
Rem         ReadOnlyRecommended:=False, CreateBackup:=False
Rem End Sub
Rem 
End Sub</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Module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